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0">
      <style:drawing-page-properties draw:fill="gradient" draw:fill-gradient-name="a12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draw:stroke="none"/>
    </style:style>
    <style:style style:family="presentation" style:name="a1306">
      <style:graphic-properties draw:fill="none" draw:stroke="none"/>
    </style:style>
    <style:style style:family="presentation" style:name="a1307">
      <style:graphic-properties draw:fill="none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gradient" draw:fill-gradient-name="a13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non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gradient" draw:fill-gradient-name="a12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draw:fill="none" draw:stroke="none"/>
    </style:style>
    <style:style style:family="presentation" style:name="a1296">
      <style:graphic-properties draw:fill="none" draw:stroke="non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none"/>
    </style:style>
    <style:style style:family="presentation" style:name="a1298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none" draw:stroke="none"/>
    </style:style>
    <style:style style:family="presentation" style:name="a1315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gradient" draw:fill-gradient-name="a12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gradient" draw:fill-gradient-name="a1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gradient" draw:fill-gradient-name="a11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gradient" draw:fill-gradient-name="a11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draw:fill="none" draw:stroke="non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gradient" draw:fill-gradient-name="a1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draw:fill="none" draw:stroke="none"/>
    </style:style>
    <style:style style:family="paragraph" style:name="a12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gradient" draw:fill-gradient-name="a12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none" draw:stroke="non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draw:fill="none" draw:stroke="non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6">
      <style:drawing-page-properties draw:fill="gradient" draw:fill-gradient-name="a12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none" draw:stroke="none"/>
    </style:style>
    <style:style style:family="presentation" style:name="a1331">
      <style:graphic-properties draw:fill="none" draw:stroke="non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gradient" draw:fill-gradient-name="a11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none" draw:stroke="non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presentation" style:name="a1225">
      <style:graphic-properties draw:fill="none" draw:stroke="none"/>
    </style:style>
    <style:style style:family="presentation" style:name="a1273">
      <style:graphic-properties draw:fill="none" draw:stroke="none"/>
    </style:style>
    <style:style style:family="drawing-page" style:name="a1227">
      <style:drawing-page-properties draw:fill="gradient" draw:fill-gradient-name="a1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gradient" draw:fill-gradient-name="a12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gradient" draw:fill-gradient-name="a1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none" draw:stroke="non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gradient" draw:fill-gradient-name="a11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none"/>
    </style:style>
    <style:style style:family="presentation" style:name="a1280">
      <style:graphic-properties draw:fill="none" draw:stroke="none"/>
    </style:style>
    <style:style style:family="presentation" style:name="a1233">
      <style:graphic-properties draw:fill="none" draw:stroke="non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gradient" draw:fill-gradient-name="a12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41" draw:master-page-name="Master1-Layout1-title-Title-Slide" presentation:presentation-page-layout-name="Master1-PPL1" draw:id="Slide-256">
        <draw:frame draw:id="id146" presentation:style-name="a1145" draw:name="Title 1" svg:x="0.75in" svg:y="2.32986in" svg:width="8.5in" svg:height="1.60764in" presentation:class="title" presentation:placeholder="false">
          <draw:text-box>
            <text:p text:style-name="a1144" text:class-names="" text:cond-style-name=""><text:span text:style-name="a1142" text:class-names="">ppLayoutTitle</text:span><text:span text:style-name="a1143" text:class-names=""/></text:p>
          </draw:text-box>
          <svg:title/>
          <svg:desc/>
        </draw:frame>
        <draw:frame draw:id="id147" presentation:style-name="a1152" draw:name="Subtitle 2" svg:x="1.5in" svg:y="4.25in" svg:width="7in" svg:height="1.91667in" presentation:class="subtitle" presentation:placeholder="false">
          <draw:text-box>
            <text:p text:style-name="a1147" text:class-names="" text:cond-style-name=""><text:span text:style-name="a1146" text:class-names="">Text(2)</text:span></text:p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8" text:class-names="">For ppLayoutTitle</text:span><text:span text:style-name="a11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154" draw:master-page-name="Master1-Layout12-tx-Title-and-Text" presentation:presentation-page-layout-name="Master1-PPL12" draw:id="Slide-257">
        <draw:frame draw:id="id148" presentation:style-name="a1158" draw:name="Title 1" svg:x="0.5in" svg:y="0.30035in" svg:width="9in" svg:height="1.25in" presentation:class="title" presentation:placeholder="false">
          <draw:text-box>
            <text:p text:style-name="a1157" text:class-names="" text:cond-style-name=""><text:span text:style-name="a1155" text:class-names="">ppLayoutText</text:span><text:span text:style-name="a1156" text:class-names=""/></text:p>
          </draw:text-box>
          <svg:title/>
          <svg:desc/>
        </draw:frame>
        <draw:frame draw:id="id149" presentation:style-name="a1166" draw:name="Text Placeholder 2" svg:x="0.5in" svg:y="1.75in" svg:width="9in" svg:height="4.94965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Text(2)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2" text:class-names="">For ppLayoutText</text:span><text:span text:style-name="a116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168" draw:master-page-name="Master1-Layout13-twoColTx-Title-and-2-Column-Text" presentation:presentation-page-layout-name="Master1-PPL13" draw:id="Slide-258">
        <draw:frame draw:id="id150" presentation:style-name="a1172" draw:name="Title 1" svg:x="0.5in" svg:y="0.30035in" svg:width="9in" svg:height="1.25in" presentation:class="title" presentation:placeholder="false">
          <draw:text-box>
            <text:p text:style-name="a1171" text:class-names="" text:cond-style-name=""><text:span text:style-name="a1169" text:class-names="">ppLayoutTwoColumnText</text:span><text:span text:style-name="a1170" text:class-names=""/></text:p>
          </draw:text-box>
          <svg:title/>
          <svg:desc/>
        </draw:frame>
        <draw:frame draw:id="id151" presentation:style-name="a1180" draw:name="Text Placeholder 2" svg:x="0.5in" svg:y="1.75in" svg:width="4.41667in" svg:height="4.94965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Text(2)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6" text:class-names="">For ppLayoutTwoColumnText</text:span><text:span text:style-name="a11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188" draw:name="Text Placeholder 3" svg:x="5.08333in" svg:y="1.75in" svg:width="4.41667in" svg:height="4.94965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Text(3)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4" text:class-names="">For ppLayoutTwoColumnText</text:span><text:span text:style-name="a11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190" draw:master-page-name="Master1-Layout2-obj-Title-and-Content" presentation:presentation-page-layout-name="Master1-PPL2" draw:id="Slide-259">
        <draw:frame draw:id="id153" presentation:style-name="a1194" draw:name="Title 1" svg:x="0.5in" svg:y="0.30035in" svg:width="9in" svg:height="1.25in" presentation:class="title" presentation:placeholder="false">
          <draw:text-box>
            <text:p text:style-name="a1193" text:class-names="" text:cond-style-name=""><text:span text:style-name="a1191" text:class-names="">ppLayoutObject</text:span><text:span text:style-name="a1192" text:class-names=""/></text:p>
          </draw:text-box>
          <svg:title/>
          <svg:desc/>
        </draw:frame>
        <draw:frame draw:id="id154" presentation:style-name="a1195" draw:name="Content Placeholder 3" svg:x="2.91667in" svg:y="2.66233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1197" draw:master-page-name="Master1-Layout14-txOverObj-Title-and-Text-over-Content" presentation:presentation-page-layout-name="Master1-PPL14" draw:id="Slide-260">
        <draw:frame draw:id="id155" presentation:style-name="a1201" draw:name="Title 1" svg:x="0.5in" svg:y="0.30035in" svg:width="9in" svg:height="1.25in" presentation:class="title" presentation:placeholder="false">
          <draw:text-box>
            <text:p text:style-name="a1200" text:class-names="" text:cond-style-name=""><text:span text:style-name="a1198" text:class-names="">ppLayoutTextOverObject</text:span><text:span text:style-name="a1199" text:class-names=""/></text:p>
          </draw:text-box>
          <svg:title/>
          <svg:desc/>
        </draw:frame>
        <draw:frame draw:id="id156" presentation:style-name="a1209" draw:name="Text Placeholder 2" svg:x="0.5in" svg:y="1.75in" svg:width="9in" svg:height="2.39063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Text(2)</text:span></text:p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5" text:class-names="">For ppLayoutTextOverObject</text:span><text:span text:style-name="a12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presentation:style-name="a1210" draw:name="Content Placeholder 4" svg:x="3.40509in" svg:y="4.30729in" svg:width="3.18981in" svg:height="2.3923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1212" draw:master-page-name="Master1-Layout15-txAndObj-Title,-Text,-and-Content" presentation:presentation-page-layout-name="Master1-PPL15" draw:id="Slide-261">
        <draw:frame draw:id="id158" presentation:style-name="a1216" draw:name="Title 1" svg:x="0.5in" svg:y="0.30035in" svg:width="9in" svg:height="1.25in" presentation:class="title" presentation:placeholder="false">
          <draw:text-box>
            <text:p text:style-name="a1215" text:class-names="" text:cond-style-name=""><text:span text:style-name="a1213" text:class-names="">ppLayoutTextAndObject</text:span><text:span text:style-name="a1214" text:class-names=""/></text:p>
          </draw:text-box>
          <svg:title/>
          <svg:desc/>
        </draw:frame>
        <draw:frame draw:id="id159" presentation:style-name="a1224" draw:name="Text Placeholder 2" svg:x="0.5in" svg:y="1.75in" svg:width="4.41667in" svg:height="4.94965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ext(2)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0" text:class-names="">For ppLayoutTextAndObject</text:span><text:span text:style-name="a12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presentation:style-name="a1225" draw:name="Content Placeholder 4" svg:x="5.20833in" svg:y="2.66233in" svg:width="4.16667in" svg:height="3.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1227" draw:master-page-name="Master1-Layout4-twoObj-Two-Content" presentation:presentation-page-layout-name="Master1-PPL4" draw:id="Slide-262">
        <draw:frame draw:id="id161" presentation:style-name="a1231" draw:name="Title 1" svg:x="0.5in" svg:y="0.30035in" svg:width="9in" svg:height="1.25in" presentation:class="title" presentation:placeholder="false">
          <draw:text-box>
            <text:p text:style-name="a1230" text:class-names="" text:cond-style-name=""><text:span text:style-name="a1228" text:class-names="">ppLayoutTwoObjects</text:span><text:span text:style-name="a1229" text:class-names=""/></text:p>
          </draw:text-box>
          <svg:title/>
          <svg:desc/>
        </draw:frame>
        <draw:frame draw:id="id162" presentation:style-name="a1232" draw:name="Content Placeholder 4" svg:x="0.625in" svg:y="2.66233in" svg:width="4.16667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63" presentation:style-name="a1233" draw:name="Content Placeholder 5" svg:x="5.20833in" svg:y="2.66233in" svg:width="4.16667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235" draw:master-page-name="Master1-Layout16-objAndTx-Title,-Content-and-Text" presentation:presentation-page-layout-name="Master1-PPL16" draw:id="Slide-263">
        <draw:frame draw:id="id164" presentation:style-name="a1239" draw:name="Title 1" svg:x="0.5in" svg:y="0.30035in" svg:width="9in" svg:height="1.25in" presentation:class="title" presentation:placeholder="false">
          <draw:text-box>
            <text:p text:style-name="a1238" text:class-names="" text:cond-style-name=""><text:span text:style-name="a1236" text:class-names="">ppLayoutObjectAndText</text:span><text:span text:style-name="a1237" text:class-names=""/></text:p>
          </draw:text-box>
          <svg:title/>
          <svg:desc/>
        </draw:frame>
        <draw:frame draw:id="id165" presentation:style-name="a1240" draw:name="Content Placeholder 4" svg:x="0.625in" svg:y="2.66233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248" draw:name="Text Placeholder 3" svg:x="5.08333in" svg:y="1.75in" svg:width="4.41667in" svg:height="4.94965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Text(3)</text:span></text:p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4" text:class-names="">For ppLayoutObjectAndText</text:span><text:span text:style-name="a12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250" draw:master-page-name="Master1-Layout17-txAndTwoObj-Title,-Text,-and-2-Content" presentation:presentation-page-layout-name="Master1-PPL17" draw:id="Slide-264">
        <draw:frame draw:id="id167" presentation:style-name="a1254" draw:name="Title 1" svg:x="0.5in" svg:y="0.30035in" svg:width="9in" svg:height="1.25in" presentation:class="title" presentation:placeholder="false">
          <draw:text-box>
            <text:p text:style-name="a1253" text:class-names="" text:cond-style-name=""><text:span text:style-name="a1251" text:class-names="">ppLayoutTextAndTwoObjects</text:span><text:span text:style-name="a1252" text:class-names=""/></text:p>
          </draw:text-box>
          <svg:title/>
          <svg:desc/>
        </draw:frame>
        <draw:frame draw:id="id168" presentation:style-name="a1262" draw:name="Text Placeholder 2" svg:x="0.5in" svg:y="1.75in" svg:width="4.41667in" svg:height="4.94965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Text(2)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8" text:class-names="">For ppLayoutTextAndTwoObjects</text:span><text:span text:style-name="a12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presentation:style-name="a1263" draw:name="Content Placeholder 5" svg:x="5.69792in" svg:y="1.75in" svg:width="3.1875in" svg:height="2.3906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presentation:style-name="a1264" draw:name="Content Placeholder 6" svg:x="5.69676in" svg:y="4.30729in" svg:width="3.18981in" svg:height="2.392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1266" draw:master-page-name="Master1-Layout18-objAndTwoObj-Title,-Content,-and-2-Content" presentation:presentation-page-layout-name="Master1-PPL18" draw:id="Slide-265">
        <draw:frame draw:id="id171" presentation:style-name="a1270" draw:name="Title 1" svg:x="0.5in" svg:y="0.30035in" svg:width="9in" svg:height="1.25in" presentation:class="title" presentation:placeholder="false">
          <draw:text-box>
            <text:p text:style-name="a1269" text:class-names="" text:cond-style-name=""><text:span text:style-name="a1267" text:class-names="">ppLayoutObjectAndTwoObjects</text:span><text:span text:style-name="a1268" text:class-names=""/></text:p>
          </draw:text-box>
          <svg:title/>
          <svg:desc/>
        </draw:frame>
        <draw:frame draw:id="id172" presentation:style-name="a1271" draw:name="Content Placeholder 5" svg:x="0.625in" svg:y="2.66233in" svg:width="4.16667in" svg:height="3.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3" presentation:style-name="a1272" draw:name="Content Placeholder 6" svg:x="5.69792in" svg:y="1.75in" svg:width="3.1875in" svg:height="2.3906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4" presentation:style-name="a1273" draw:name="Content Placeholder 7" svg:x="5.69676in" svg:y="4.30729in" svg:width="3.18981in" svg:height="2.392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1275" draw:master-page-name="Master1-Layout19-objOverTx-Title-and-Content-over-Text" presentation:presentation-page-layout-name="Master1-PPL19" draw:id="Slide-266">
        <draw:frame draw:id="id175" presentation:style-name="a1279" draw:name="Title 1" svg:x="0.5in" svg:y="0.30035in" svg:width="9in" svg:height="1.25in" presentation:class="title" presentation:placeholder="false">
          <draw:text-box>
            <text:p text:style-name="a1278" text:class-names="" text:cond-style-name=""><text:span text:style-name="a1276" text:class-names="">ppLayoutObjectOverText</text:span><text:span text:style-name="a1277" text:class-names=""/></text:p>
          </draw:text-box>
          <svg:title/>
          <svg:desc/>
        </draw:frame>
        <draw:frame draw:id="id176" presentation:style-name="a1280" draw:name="Content Placeholder 4" svg:x="3.40625in" svg:y="1.75in" svg:width="3.1875in" svg:height="2.390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7" presentation:style-name="a1288" draw:name="Text Placeholder 3" svg:x="0.5in" svg:y="4.30729in" svg:width="9in" svg:height="2.39236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Text(3)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4" text:class-names="">For ppLayoutObjectOverText</text:span><text:span text:style-name="a12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290" draw:master-page-name="Master1-Layout20-fourObj-Title-and-4-Content" presentation:presentation-page-layout-name="Master1-PPL20" draw:id="Slide-267">
        <draw:frame draw:id="id178" presentation:style-name="a1294" draw:name="Title 1" svg:x="0.5in" svg:y="0.30035in" svg:width="9in" svg:height="1.25in" presentation:class="title" presentation:placeholder="false">
          <draw:text-box>
            <text:p text:style-name="a1293" text:class-names="" text:cond-style-name=""><text:span text:style-name="a1291" text:class-names="">ppLayoutFourObjects</text:span><text:span text:style-name="a1292" text:class-names=""/></text:p>
          </draw:text-box>
          <svg:title/>
          <svg:desc/>
        </draw:frame>
        <draw:frame draw:id="id179" presentation:style-name="a1295" draw:name="Content Placeholder 6" svg:x="1.11458in" svg:y="1.75in" svg:width="3.1875in" svg:height="2.3906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296" draw:name="Content Placeholder 7" svg:x="5.69792in" svg:y="1.75in" svg:width="3.1875in" svg:height="2.3906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297" draw:name="Content Placeholder 8" svg:x="1.11343in" svg:y="4.30729in" svg:width="3.18981in" svg:height="2.3923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298" draw:name="Content Placeholder 9" svg:x="5.69676in" svg:y="4.30729in" svg:width="3.18981in" svg:height="2.3923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3" draw:style-name="a1300" draw:master-page-name="Master1-Layout21-twoObjAndObj-Title,-2-Content-and-Content" presentation:presentation-page-layout-name="Master1-PPL21" draw:id="Slide-268">
        <draw:frame draw:id="id183" presentation:style-name="a1304" draw:name="Title 1" svg:x="0.5in" svg:y="0.30035in" svg:width="9in" svg:height="1.25in" presentation:class="title" presentation:placeholder="false">
          <draw:text-box>
            <text:p text:style-name="a1303" text:class-names="" text:cond-style-name=""><text:span text:style-name="a1301" text:class-names="">ppLayoutTwoObjectsAndObject</text:span><text:span text:style-name="a1302" text:class-names=""/></text:p>
          </draw:text-box>
          <svg:title/>
          <svg:desc/>
        </draw:frame>
        <draw:frame draw:id="id184" presentation:style-name="a1305" draw:name="Content Placeholder 5" svg:x="1.11458in" svg:y="1.75in" svg:width="3.1875in" svg:height="2.3906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85" presentation:style-name="a1306" draw:name="Content Placeholder 6" svg:x="1.11343in" svg:y="4.30729in" svg:width="3.18981in" svg:height="2.3923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86" presentation:style-name="a1307" draw:name="Content Placeholder 7" svg:x="5.20833in" svg:y="2.66233in" svg:width="4.16667in" svg:height="3.12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4" draw:style-name="a1309" draw:master-page-name="Master1-Layout22-twoObjAndTx-Title,-2-Content-and-Text" presentation:presentation-page-layout-name="Master1-PPL22" draw:id="Slide-269">
        <draw:frame draw:id="id187" presentation:style-name="a1313" draw:name="Title 1" svg:x="0.5in" svg:y="0.30035in" svg:width="9in" svg:height="1.25in" presentation:class="title" presentation:placeholder="false">
          <draw:text-box>
            <text:p text:style-name="a1312" text:class-names="" text:cond-style-name=""><text:span text:style-name="a1310" text:class-names="">ppLayoutTwoObjectsAndText</text:span><text:span text:style-name="a1311" text:class-names=""/></text:p>
          </draw:text-box>
          <svg:title/>
          <svg:desc/>
        </draw:frame>
        <draw:frame draw:id="id188" presentation:style-name="a1314" draw:name="Content Placeholder 5" svg:x="1.11458in" svg:y="1.75in" svg:width="3.1875in" svg:height="2.39063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89" presentation:style-name="a1315" draw:name="Content Placeholder 6" svg:x="1.11343in" svg:y="4.30729in" svg:width="3.18981in" svg:height="2.39236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90" presentation:style-name="a1323" draw:name="Text Placeholder 4" svg:x="5.08333in" svg:y="1.75in" svg:width="4.41667in" svg:height="4.94965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Text(4)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19" text:class-names="">For ppLayoutTwoObjectsAndText</text:span><text:span text:style-name="a13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325" draw:master-page-name="Master1-Layout23-twoObjOverTx-Title-and-2-Content-over-Text" presentation:presentation-page-layout-name="Master1-PPL23" draw:id="Slide-270">
        <draw:frame draw:id="id191" presentation:style-name="a1329" draw:name="Title 1" svg:x="0.5in" svg:y="0.30035in" svg:width="9in" svg:height="1.25in" presentation:class="title" presentation:placeholder="false">
          <draw:text-box>
            <text:p text:style-name="a1328" text:class-names="" text:cond-style-name=""><text:span text:style-name="a1326" text:class-names="">ppLayoutTwoObjectsOverText</text:span><text:span text:style-name="a1327" text:class-names=""/></text:p>
          </draw:text-box>
          <svg:title/>
          <svg:desc/>
        </draw:frame>
        <draw:frame draw:id="id192" presentation:style-name="a1330" draw:name="Content Placeholder 5" svg:x="1.11458in" svg:y="1.75in" svg:width="3.1875in" svg:height="2.3906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93" presentation:style-name="a1331" draw:name="Content Placeholder 6" svg:x="5.69792in" svg:y="1.75in" svg:width="3.1875in" svg:height="2.3906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94" presentation:style-name="a1339" draw:name="Text Placeholder 4" svg:x="0.5in" svg:y="4.30729in" svg:width="9in" svg:height="2.39236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Text(4)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5" text:class-names="">For ppLayoutTwoObjectsOverText</text:span><text:span text:style-name="a13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341" draw:master-page-name="Master1-Layout24-tbl-Title-and-Table" presentation:presentation-page-layout-name="Master1-PPL24" draw:id="Slide-271">
        <draw:frame draw:id="id195" presentation:style-name="a1345" draw:name="Title 1" svg:x="0.5in" svg:y="0.30035in" svg:width="9in" svg:height="1.25in" presentation:class="title" presentation:placeholder="false">
          <draw:text-box>
            <text:p text:style-name="a1344" text:class-names="" text:cond-style-name=""><text:span text:style-name="a1342" text:class-names="">ppLayoutTable</text:span><text:span text:style-name="a1343" text:class-names=""/></text:p>
          </draw:text-box>
          <svg:title/>
          <svg:desc/>
        </draw:frame>
        <draw:frame draw:id="id196" presentation:style-name="a1346" draw:name="Table Placeholder 2" svg:x="0.5in" svg:y="1.75in" svg:width="9in" svg:height="4.94965in" presentation:class="table" presentation:placeholder="true"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825" draw:style="linear" draw:angle="0" draw:start-color="#5e9eff" draw:end-color="#85c2ff" draw:start-intensity="100%" draw:end-intensity="100%"/>
    <draw:gradient draw:name="a226" draw:style="linear" draw:angle="0" draw:start-color="#5e9eff" draw:end-color="#85c2ff" draw:start-intensity="100%" draw:end-intensity="100%"/>
    <draw:gradient draw:name="a1249" draw:style="linear" draw:angle="0" draw:start-color="#5e9eff" draw:end-color="#85c2ff" draw:start-intensity="100%" draw:end-intensity="100%"/>
    <draw:gradient draw:name="a635" draw:style="linear" draw:angle="0" draw:start-color="#5e9eff" draw:end-color="#85c2ff" draw:start-intensity="100%" draw:end-intensity="100%"/>
    <draw:gradient draw:name="a704" draw:style="linear" draw:angle="0" draw:start-color="#5e9eff" draw:end-color="#85c2ff" draw:start-intensity="100%" draw:end-intensity="100%"/>
    <draw:gradient draw:name="a1289" draw:style="linear" draw:angle="0" draw:start-color="#5e9eff" draw:end-color="#85c2ff" draw:start-intensity="100%" draw:end-intensity="100%"/>
    <draw:gradient draw:name="a1234" draw:style="linear" draw:angle="0" draw:start-color="#5e9eff" draw:end-color="#85c2ff" draw:start-intensity="100%" draw:end-intensity="100%"/>
    <draw:gradient draw:name="a1340" draw:style="linear" draw:angle="0" draw:start-color="#5e9eff" draw:end-color="#85c2ff" draw:start-intensity="100%" draw:end-intensity="100%"/>
    <draw:gradient draw:name="a1167" draw:style="linear" draw:angle="0" draw:start-color="#5e9eff" draw:end-color="#85c2ff" draw:start-intensity="100%" draw:end-intensity="100%"/>
    <draw:gradient draw:name="a1274" draw:style="linear" draw:angle="0" draw:start-color="#5e9eff" draw:end-color="#85c2ff" draw:start-intensity="100%" draw:end-intensity="100%"/>
    <draw:gradient draw:name="a322" draw:style="linear" draw:angle="0" draw:start-color="#5e9eff" draw:end-color="#85c2ff" draw:start-intensity="100%" draw:end-intensity="100%"/>
    <draw:gradient draw:name="a1308" draw:style="linear" draw:angle="0" draw:start-color="#5e9eff" draw:end-color="#85c2ff" draw:start-intensity="100%" draw:end-intensity="100%"/>
    <draw:gradient draw:name="a1153" draw:style="linear" draw:angle="0" draw:start-color="#5e9eff" draw:end-color="#85c2ff" draw:start-intensity="100%" draw:end-intensity="100%"/>
    <draw:gradient draw:name="a258" draw:style="linear" draw:angle="0" draw:start-color="#5e9eff" draw:end-color="#85c2ff" draw:start-intensity="100%" draw:end-intensity="100%"/>
    <draw:gradient draw:name="a1049" draw:style="linear" draw:angle="0" draw:start-color="#5e9eff" draw:end-color="#85c2ff" draw:start-intensity="100%" draw:end-intensity="100%"/>
    <draw:gradient draw:name="a1118" draw:style="linear" draw:angle="0" draw:start-color="#5e9eff" draw:end-color="#85c2ff" draw:start-intensity="100%" draw:end-intensity="100%"/>
    <draw:gradient draw:name="a92" draw:style="linear" draw:angle="0" draw:start-color="#5e9eff" draw:end-color="#85c2ff" draw:start-intensity="100%" draw:end-intensity="100%"/>
    <draw:gradient draw:name="a911" draw:style="linear" draw:angle="0" draw:start-color="#5e9eff" draw:end-color="#85c2ff" draw:start-intensity="100%" draw:end-intensity="100%"/>
    <draw:gradient draw:name="a773" draw:style="linear" draw:angle="0" draw:start-color="#5e9eff" draw:end-color="#85c2ff" draw:start-intensity="100%" draw:end-intensity="100%"/>
    <draw:gradient draw:name="a297" draw:style="linear" draw:angle="0" draw:start-color="#5e9eff" draw:end-color="#85c2ff" draw:start-intensity="100%" draw:end-intensity="100%"/>
    <draw:gradient draw:name="a1226" draw:style="linear" draw:angle="0" draw:start-color="#5e9eff" draw:end-color="#85c2ff" draw:start-intensity="100%" draw:end-intensity="100%"/>
    <draw:gradient draw:name="a57" draw:style="linear" draw:angle="0" draw:start-color="#5e9eff" draw:end-color="#85c2ff" draw:start-intensity="100%" draw:end-intensity="100%"/>
    <draw:gradient draw:name="a0" draw:style="linear" draw:angle="0" draw:start-color="#5e9eff" draw:end-color="#85c2ff" draw:start-intensity="100%" draw:end-intensity="100%"/>
    <draw:gradient draw:name="a1265" draw:style="linear" draw:angle="0" draw:start-color="#5e9eff" draw:end-color="#85c2ff" draw:start-intensity="100%" draw:end-intensity="100%"/>
    <draw:gradient draw:name="a1196" draw:style="linear" draw:angle="0" draw:start-color="#5e9eff" draw:end-color="#85c2ff" draw:start-intensity="100%" draw:end-intensity="100%"/>
    <draw:gradient draw:name="a244" draw:style="linear" draw:angle="0" draw:start-color="#5e9eff" draw:end-color="#85c2ff" draw:start-intensity="100%" draw:end-intensity="100%"/>
    <draw:gradient draw:name="a1140" draw:style="linear" draw:angle="0" draw:start-color="#5e9eff" draw:end-color="#85c2ff" draw:start-intensity="100%" draw:end-intensity="100%"/>
    <draw:gradient draw:name="a583" draw:style="linear" draw:angle="0" draw:start-color="#5e9eff" draw:end-color="#85c2ff" draw:start-intensity="100%" draw:end-intensity="100%"/>
    <draw:gradient draw:name="a1211" draw:style="linear" draw:angle="0" draw:start-color="#5e9eff" draw:end-color="#85c2ff" draw:start-intensity="100%" draw:end-intensity="100%"/>
    <draw:gradient draw:name="a479" draw:style="linear" draw:angle="0" draw:start-color="#5e9eff" draw:end-color="#85c2ff" draw:start-intensity="100%" draw:end-intensity="100%"/>
    <draw:gradient draw:name="a392" draw:style="linear" draw:angle="0" draw:start-color="#5e9eff" draw:end-color="#85c2ff" draw:start-intensity="100%" draw:end-intensity="100%"/>
    <draw:gradient draw:name="a531" draw:style="linear" draw:angle="0" draw:start-color="#5e9eff" draw:end-color="#85c2ff" draw:start-intensity="100%" draw:end-intensity="100%"/>
    <draw:gradient draw:name="a357" draw:style="linear" draw:angle="0" draw:start-color="#5e9eff" draw:end-color="#85c2ff" draw:start-intensity="100%" draw:end-intensity="100%"/>
    <draw:gradient draw:name="a427" draw:style="linear" draw:angle="0" draw:start-color="#5e9eff" draw:end-color="#85c2ff" draw:start-intensity="100%" draw:end-intensity="100%"/>
    <draw:gradient draw:name="a1324" draw:style="linear" draw:angle="0" draw:start-color="#5e9eff" draw:end-color="#85c2ff" draw:start-intensity="100%" draw:end-intensity="100%"/>
    <draw:gradient draw:name="a166" draw:style="linear" draw:angle="0" draw:start-color="#5e9eff" draw:end-color="#85c2ff" draw:start-intensity="100%" draw:end-intensity="100%"/>
    <draw:gradient draw:name="a980" draw:style="linear" draw:angle="0" draw:start-color="#5e9eff" draw:end-color="#85c2ff" draw:start-intensity="100%" draw:end-intensity="100%"/>
    <draw:gradient draw:name="a1189" draw:style="linear" draw:angle="0" draw:start-color="#5e9eff" draw:end-color="#85c2ff" draw:start-intensity="100%" draw:end-intensity="100%"/>
    <draw:gradient draw:name="a35" draw:style="linear" draw:angle="0" draw:start-color="#5e9eff" draw:end-color="#85c2ff" draw:start-intensity="100%" draw:end-intensity="100%"/>
    <draw:gradient draw:name="a1299" draw:style="linear" draw:angle="0" draw:start-color="#5e9eff" draw:end-color="#85c2ff" draw:start-intensity="100%" draw:end-intensity="100%"/>
    <draw:gradient draw:name="a114" draw:style="linear" draw:angle="0" draw:start-color="#5e9eff" draw:end-color="#85c2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gradient" draw:fill-gradient-name="a4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gradient" draw:fill-gradient-name="a7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gradient" draw:fill-gradient-name="a8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gradient" draw:fill-gradient-name="a7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gradient" draw:fill-gradient-name="a11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gradient" draw:fill-gradient-name="a10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9in" svg:height="4.949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5in" svg:y="6.9513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3.41667in" svg:y="6.95139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7.16667in" svg:y="6.9513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0.75in" svg:y="2.32986in" svg:width="8.5in" svg:height="1.60764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5in" svg:y="4.25in" svg:width="7in" svg:height="1.91667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0.5in" svg:y="6.95139in" svg:width="2.3333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3.41667in" svg:y="6.95139in" svg:width="3.16667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7.16667in" svg:y="6.95139in" svg:width="2.3333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4.9496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6.95139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6.95139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7.16667in" svg:y="6.95139in" svg:width="2.3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0.78993in" svg:y="4.81944in" svg:width="8.5in" svg:height="1.48958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0.78993in" svg:y="3.17882in" svg:width="8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6.95139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6.95139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7.16667in" svg:y="6.95139in" svg:width="2.3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6.95139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6.95139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7.16667in" svg:y="6.95139in" svg:width="2.3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30035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69965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5in" svg:y="2.37847in" svg:width="4.4184in" svg:height="4.3211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5.07986in" svg:y="1.67882in" svg:width="4.42014in" svg:height="0.6996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5.07986in" svg:y="2.37847in" svg:width="4.42014in" svg:height="4.3211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6.95139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6.95139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7.16667in" svg:y="6.95139in" svg:width="2.3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6.95139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6.95139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7.16667in" svg:y="6.95139in" svg:width="2.3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6.95139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6.95139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7.16667in" svg:y="6.95139in" svg:width="2.3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3.90972in" svg:y="0.29861in" svg:width="5.59028in" svg:height="6.4010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0.5in" svg:y="1.56944in" svg:width="3.28993in" svg:height="5.1302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0.5in" svg:y="6.95139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6.95139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7.16667in" svg:y="6.95139in" svg:width="2.3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1.96007in" svg:y="5.25in" svg:width="6in" svg:height="0.61979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5" draw:name="Picture Placeholder 2" svg:x="1.96007in" svg:y="0.67014in" svg:width="6in" svg:height="4.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Text Placeholder 3" svg:x="1.96007in" svg:y="5.86979in" svg:width="6in" svg:height="0.8802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50" presentation:style-name="a314" draw:name="Date Placeholder 4" svg:x="0.5in" svg:y="6.95139in" svg:width="2.3333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Footer Placeholder 5" svg:x="3.41667in" svg:y="6.95139in" svg:width="3.16667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Slide Number Placeholder 6" svg:x="7.16667in" svg:y="6.95139in" svg:width="2.3333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3">
      <draw:frame draw:id="id53" presentation:style-name="a327" draw:name="Title 1" svg:x="0.5in" svg:y="0.30035in" svg:width="9in" svg:height="1.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54" presentation:style-name="a344" draw:name="Vertical Text Placeholder 2" svg:x="0.5in" svg:y="1.75in" svg:width="9in" svg:height="4.949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Slide Number Placeholder 5" svg:x="7.16667in" svg:y="6.95139in" svg:width="2.3333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8">
      <draw:frame draw:id="id58" presentation:style-name="a362" draw:name="Vertical Title 1" svg:x="7.25in" svg:y="0.30035in" svg:width="2.25in" svg:height="6.39931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59" presentation:style-name="a379" draw:name="Vertical Text Placeholder 2" svg:x="0.5in" svg:y="0.30035in" svg:width="6.58333in" svg:height="6.39931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Date Placeholder 3" svg:x="0.5in" svg:y="6.95139in" svg:width="2.3333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Footer Placeholder 4" svg:x="3.41667in" svg:y="6.95139in" svg:width="3.16667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Slide Number Placeholder 5" svg:x="7.16667in" svg:y="6.95139in" svg:width="2.3333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  <style:master-page style:name="Master1-Layout12-tx-Title-and-Text" style:page-layout-name="pageLayout1" draw:style-name="a393">
      <draw:frame draw:id="id63" presentation:style-name="a397" draw:name="Title 1" svg:x="0.5in" svg:y="0.30035in" svg:width="9in" svg:height="1.25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64" presentation:style-name="a414" draw:name="Text Placeholder 2" svg:x="0.5in" svg:y="1.75in" svg:width="9in" svg:height="4.9496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9" draw:name="Date Placeholder 3" svg:x="0.5in" svg:y="6.95139in" svg:width="2.3333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/></text:span><text:span text:style-name="a417" text:class-names=""/></text:p>
        </draw:text-box>
        <svg:title/>
        <svg:desc/>
      </draw:frame>
      <draw:frame draw:id="id66" presentation:style-name="a422" draw:name="Footer Placeholder 4" svg:x="3.41667in" svg:y="6.95139in" svg:width="3.16667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67" presentation:style-name="a426" draw:name="Slide Number Placeholder 5" svg:x="7.16667in" svg:y="6.95139in" svg:width="2.3333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28">
      <draw:frame draw:id="id68" presentation:style-name="a432" draw:name="Title 1" svg:x="0.5in" svg:y="0.30035in" svg:width="9in" svg:height="1.2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69" presentation:style-name="a449" draw:name="Text Placeholder 2" svg:x="0.5in" svg:y="1.75in" svg:width="4.41667in" svg:height="4.9496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5" text:class-names="">Fifth level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66" draw:name="Text Placeholder 3" svg:x="5.08333in" svg:y="1.75in" svg:width="4.41667in" svg:height="4.9496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71" draw:name="Date Placeholder 4" svg:x="0.5in" svg:y="6.95139in" svg:width="2.33333in" svg:height="0.39931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/></text:span><text:span text:style-name="a469" text:class-names=""/></text:p>
        </draw:text-box>
        <svg:title/>
        <svg:desc/>
      </draw:frame>
      <draw:frame draw:id="id72" presentation:style-name="a474" draw:name="Footer Placeholder 5" svg:x="3.41667in" svg:y="6.95139in" svg:width="3.16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73" presentation:style-name="a478" draw:name="Slide Number Placeholder 6" svg:x="7.16667in" svg:y="6.95139in" svg:width="2.33333in" svg:height="0.39931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80">
      <draw:frame draw:id="id74" presentation:style-name="a484" draw:name="Title 1" svg:x="0.5in" svg:y="0.30035in" svg:width="9in" svg:height="1.25in" presentation:class="title" presentation:placeholder="false">
        <draw:text-box>
          <text:p text:style-name="a483" text:class-names="" text:cond-style-name=""><text:span text:style-name="a481" text:class-names="">Click to edit Master title style</text:span><text:span text:style-name="a482" text:class-names=""/></text:p>
        </draw:text-box>
        <svg:title/>
        <svg:desc/>
      </draw:frame>
      <draw:frame draw:id="id75" presentation:style-name="a501" draw:name="Text Placeholder 2" svg:x="0.5in" svg:y="1.75in" svg:width="9in" svg:height="2.39063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Fifth level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18" draw:name="Content Placeholder 3" svg:x="0.5in" svg:y="4.30729in" svg:width="9in" svg:height="2.39236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23" draw:name="Date Placeholder 4" svg:x="0.5in" svg:y="6.95139in" svg:width="2.3333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/></text:span><text:span text:style-name="a521" text:class-names=""/></text:p>
        </draw:text-box>
        <svg:title/>
        <svg:desc/>
      </draw:frame>
      <draw:frame draw:id="id78" presentation:style-name="a526" draw:name="Footer Placeholder 5" svg:x="3.41667in" svg:y="6.95139in" svg:width="3.16667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30" draw:name="Slide Number Placeholder 6" svg:x="7.16667in" svg:y="6.95139in" svg:width="2.3333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32">
      <draw:frame draw:id="id80" presentation:style-name="a536" draw:name="Title 1" svg:x="0.5in" svg:y="0.30035in" svg:width="9in" svg:height="1.25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81" presentation:style-name="a553" draw:name="Text Placeholder 2" svg:x="0.5in" svg:y="1.75in" svg:width="4.41667in" svg:height="4.9496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70" draw:name="Content Placeholder 3" svg:x="5.08333in" svg:y="1.75in" svg:width="4.41667in" svg:height="4.94965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Fifth level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75" draw:name="Date Placeholder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84" presentation:style-name="a578" draw:name="Footer Placeholder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5" presentation:style-name="a582" draw:name="Slide Number Placeholder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84">
      <draw:frame draw:id="id86" presentation:style-name="a588" draw:name="Title 1" svg:x="0.5in" svg:y="0.30035in" svg:width="9in" svg:height="1.25in" presentation:class="title" presentation:placeholder="false">
        <draw:text-box>
          <text:p text:style-name="a587" text:class-names="" text:cond-style-name=""><text:span text:style-name="a585" text:class-names="">Click to edit Master title style</text:span><text:span text:style-name="a586" text:class-names=""/></text:p>
        </draw:text-box>
        <svg:title/>
        <svg:desc/>
      </draw:frame>
      <draw:frame draw:id="id87" presentation:style-name="a605" draw:name="Content Placeholder 2" svg:x="0.5in" svg:y="1.75in" svg:width="4.41667in" svg:height="4.94965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22" draw:name="Text Placeholder 3" svg:x="5.08333in" svg:y="1.75in" svg:width="4.41667in" svg:height="4.9496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Date Placeholder 4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90" presentation:style-name="a630" draw:name="Footer Placeholder 5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91" presentation:style-name="a634" draw:name="Slide Number Placeholder 6" svg:x="7.16667in" svg:y="6.95139in" svg:width="2.33333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36">
      <draw:frame draw:id="id92" presentation:style-name="a640" draw:name="Title 1" svg:x="0.5in" svg:y="0.30035in" svg:width="9in" svg:height="1.25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93" presentation:style-name="a657" draw:name="Text Placeholder 2" svg:x="0.5in" svg:y="1.75in" svg:width="4.41667in" svg:height="4.94965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74" draw:name="Content Placeholder 3" svg:x="5.08333in" svg:y="1.75in" svg:width="4.41667in" svg:height="2.39063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91" draw:name="Content Placeholder 4" svg:x="5.08333in" svg:y="4.30729in" svg:width="4.41667in" svg:height="2.39236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>Click to edit Master text styles</text:span></text:p>
            </text:list-item>
          </text:list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96" draw:name="Date Placeholder 5" svg:x="0.5in" svg:y="6.95139in" svg:width="2.33333in" svg:height="0.39931in" presentation:class="date-time" presentation:placeholder="false">
        <draw:text-box>
          <text:p text:style-name="a695" text:class-names="" text:cond-style-name=""><text:span text:style-name="a692" text:class-names=""><text:date text:fixed="false" style:data-style-name="a693"/></text:span><text:span text:style-name="a694" text:class-names=""/></text:p>
        </draw:text-box>
        <svg:title/>
        <svg:desc/>
      </draw:frame>
      <draw:frame draw:id="id97" presentation:style-name="a699" draw:name="Footer Placeholder 6" svg:x="3.41667in" svg:y="6.95139in" svg:width="3.16667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98" presentation:style-name="a703" draw:name="Slide Number Placeholder 7" svg:x="7.16667in" svg:y="6.95139in" svg:width="2.33333in" svg:height="0.39931in" presentation:class="page-number" presentation:placeholder="false">
        <draw:text-box>
          <text:p text:style-name="a702" text:class-names="" text:cond-style-name=""><text:span text:style-name="a700" text:class-names=""><text:page-number style:num-format="1" text:fixed="false"/></text:span><text:span text:style-name="a701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705">
      <draw:frame draw:id="id99" presentation:style-name="a709" draw:name="Title 1" svg:x="0.5in" svg:y="0.30035in" svg:width="9in" svg:height="1.25in" presentation:class="title" presentation:placeholder="false">
        <draw:text-box>
          <text:p text:style-name="a708" text:class-names="" text:cond-style-name=""><text:span text:style-name="a706" text:class-names="">Click to edit Master title style</text:span><text:span text:style-name="a707" text:class-names=""/></text:p>
        </draw:text-box>
        <svg:title/>
        <svg:desc/>
      </draw:frame>
      <draw:frame draw:id="id100" presentation:style-name="a726" draw:name="Content Placeholder 2" svg:x="0.5in" svg:y="1.75in" svg:width="4.41667in" svg:height="4.94965in" presentation:class="object" presentation:placeholder="false">
        <draw:text-box>
          <text:list text:style-name="a712">
            <text:list-item>
              <text:p text:style-name="a711" text:class-names="" text:cond-style-name=""><text:span text:style-name="a710" text:class-names="">Click to edit Master text styles</text:span></text:p>
            </text:list-item>
          </text:list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2" text:class-names="">Fifth level</text:span><text:span text:style-name="a7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43" draw:name="Content Placeholder 3" svg:x="5.08333in" svg:y="1.75in" svg:width="4.41667in" svg:height="2.39063in" presentation:class="object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cond le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hird le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39" text:class-names="">Fifth level</text:span><text:span text:style-name="a7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0" draw:name="Content Placeholder 4" svg:x="5.08333in" svg:y="4.30729in" svg:width="4.41667in" svg:height="2.3923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ifth le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65" draw:name="Date Placeholder 5" svg:x="0.5in" svg:y="6.95139in" svg:width="2.33333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/></text:span><text:span text:style-name="a763" text:class-names=""/></text:p>
        </draw:text-box>
        <svg:title/>
        <svg:desc/>
      </draw:frame>
      <draw:frame draw:id="id104" presentation:style-name="a768" draw:name="Footer Placeholder 6" svg:x="3.41667in" svg:y="6.95139in" svg:width="3.16667in" svg:height="0.39931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05" presentation:style-name="a772" draw:name="Slide Number Placeholder 7" svg:x="7.16667in" svg:y="6.95139in" svg:width="2.33333in" svg:height="0.39931in" presentation:class="page-number" presentation:placeholder="false">
        <draw:text-box>
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74">
      <draw:frame draw:id="id106" presentation:style-name="a778" draw:name="Title 1" svg:x="0.5in" svg:y="0.30035in" svg:width="9in" svg:height="1.2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107" presentation:style-name="a795" draw:name="Content Placeholder 2" svg:x="0.5in" svg:y="1.75in" svg:width="9in" svg:height="2.39063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12" draw:name="Text Placeholder 3" svg:x="0.5in" svg:y="4.30729in" svg:width="9in" svg:height="2.39236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Click to edit Master text styles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ifth le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7" draw:name="Date Placeholder 4" svg:x="0.5in" svg:y="6.95139in" svg:width="2.33333in" svg:height="0.39931in" presentation:class="date-time" presentation:placeholder="false">
        <draw:text-box>
          <text:p text:style-name="a816" text:class-names="" text:cond-style-name=""><text:span text:style-name="a813" text:class-names=""><text:date text:fixed="false" style:data-style-name="a814"/></text:span><text:span text:style-name="a815" text:class-names=""/></text:p>
        </draw:text-box>
        <svg:title/>
        <svg:desc/>
      </draw:frame>
      <draw:frame draw:id="id110" presentation:style-name="a820" draw:name="Footer Placeholder 5" svg:x="3.41667in" svg:y="6.95139in" svg:width="3.16667in" svg:height="0.39931in" presentation:class="footer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111" presentation:style-name="a824" draw:name="Slide Number Placeholder 6" svg:x="7.16667in" svg:y="6.95139in" svg:width="2.33333in" svg:height="0.39931in" presentation:class="page-number" presentation:placeholder="false">
        <draw:text-box>
          <text:p text:style-name="a823" text:class-names="" text:cond-style-name=""><text:span text:style-name="a821" text:class-names=""><text:page-number style:num-format="1" text:fixed="false"/></text:span><text:span text:style-name="a82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26">
      <draw:frame draw:id="id112" presentation:style-name="a830" draw:name="Title 1" svg:x="0.5in" svg:y="0.30035in" svg:width="9in" svg:height="1.25in" presentation:class="title" presentation:placeholder="false">
        <draw:text-box>
          <text:p text:style-name="a829" text:class-names="" text:cond-style-name=""><text:span text:style-name="a827" text:class-names="">Click to edit Master title style</text:span><text:span text:style-name="a828" text:class-names=""/></text:p>
        </draw:text-box>
        <svg:title/>
        <svg:desc/>
      </draw:frame>
      <draw:frame draw:id="id113" presentation:style-name="a847" draw:name="Content Placeholder 2" svg:x="0.5in" svg:y="1.75in" svg:width="4.41667in" svg:height="2.39063in" presentation:class="object" presentation:placeholder="false">
        <draw:text-box>
          <text:list text:style-name="a833">
            <text:list-item>
              <text:p text:style-name="a832" text:class-names="" text:cond-style-name=""><text:span text:style-name="a831" text:class-names="">Click to edit Master text styles</text:span></text:p>
            </text:list-item>
          </text:list>
          <text:list text:style-name="a836">
            <text:list-item>
              <text:list text:style-name="a836">
                <text:list-item>
                  <text:p text:style-name="a835" text:class-names="" text:cond-style-name=""><text:span text:style-name="a834" text:class-names="">Second level</text:span></text:p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p text:style-name="a838" text:class-names="" text:cond-style-name=""><text:span text:style-name="a837" text:class-names="">Third level</text:span></text:p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p text:style-name="a841" text:class-names="" text:cond-style-name=""><text:span text:style-name="a8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3" text:class-names="">Fifth level</text:span><text:span text:style-name="a8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64" draw:name="Content Placeholder 3" svg:x="5.08333in" svg:y="1.75in" svg:width="4.41667in" svg:height="2.39063in" presentation:class="object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Second level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Fifth level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81" draw:name="Content Placeholder 4" svg:x="0.5in" svg:y="4.30729in" svg:width="4.41667in" svg:height="2.39236in" presentation:class="object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8" draw:name="Content Placeholder 5" svg:x="5.08333in" svg:y="4.30729in" svg:width="4.41667in" svg:height="2.39236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903" draw:name="Date Placeholder 6" svg:x="0.5in" svg:y="6.95139in" svg:width="2.33333in" svg:height="0.39931in" presentation:class="date-time" presentation:placeholder="false">
        <draw:text-box>
          <text:p text:style-name="a902" text:class-names="" text:cond-style-name=""><text:span text:style-name="a899" text:class-names=""><text:date text:fixed="false" style:data-style-name="a900"/></text:span><text:span text:style-name="a901" text:class-names=""/></text:p>
        </draw:text-box>
        <svg:title/>
        <svg:desc/>
      </draw:frame>
      <draw:frame draw:id="id118" presentation:style-name="a906" draw:name="Footer Placeholder 7" svg:x="3.41667in" svg:y="6.95139in" svg:width="3.16667in" svg:height="0.39931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19" presentation:style-name="a910" draw:name="Slide Number Placeholder 8" svg:x="7.16667in" svg:y="6.95139in" svg:width="2.33333in" svg:height="0.39931in" presentation:class="page-number" presentation:placeholder="false">
        <draw:text-box>
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912">
      <draw:frame draw:id="id120" presentation:style-name="a916" draw:name="Title 1" svg:x="0.5in" svg:y="0.30035in" svg:width="9in" svg:height="1.25in" presentation:class="title" presentation:placeholder="false">
        <draw:text-box>
          <text:p text:style-name="a915" text:class-names="" text:cond-style-name=""><text:span text:style-name="a913" text:class-names="">Click to edit Master title style</text:span><text:span text:style-name="a914" text:class-names=""/></text:p>
        </draw:text-box>
        <svg:title/>
        <svg:desc/>
      </draw:frame>
      <draw:frame draw:id="id121" presentation:style-name="a933" draw:name="Content Placeholder 2" svg:x="0.5in" svg:y="1.75in" svg:width="4.41667in" svg:height="2.39063in" presentation:class="object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>Second level</text:span></text:p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p text:style-name="a924" text:class-names="" text:cond-style-name=""><text:span text:style-name="a923" text:class-names="">Third level</text:span></text:p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p text:style-name="a927" text:class-names="" text:cond-style-name=""><text:span text:style-name="a9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29" text:class-names="">Fifth level</text:span><text:span text:style-name="a9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50" draw:name="Content Placeholder 3" svg:x="0.5in" svg:y="4.30729in" svg:width="4.41667in" svg:height="2.39236in" presentation:class="object" presentation:placeholder="false">
        <draw:text-box>
          <text:list text:style-name="a936">
            <text:list-item>
              <text:p text:style-name="a935" text:class-names="" text:cond-style-name=""><text:span text:style-name="a934" text:class-names="">Click to edit Master text styles</text:span></text:p>
            </text:list-item>
          </text:list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Second level</text:span></text:p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p text:style-name="a941" text:class-names="" text:cond-style-name=""><text:span text:style-name="a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p text:style-name="a944" text:class-names="" text:cond-style-name=""><text:span text:style-name="a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list text:style-name="a949">
                            <text:list-item>
                              <text:p text:style-name="a948" text:class-names="" text:cond-style-name=""><text:span text:style-name="a946" text:class-names="">Fifth level</text:span><text:span text:style-name="a9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67" draw:name="Content Placeholder 4" svg:x="5.08333in" svg:y="1.75in" svg:width="4.41667in" svg:height="4.94965in" presentation:class="object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ifth le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2" draw:name="Date Placeholder 5" svg:x="0.5in" svg:y="6.95139in" svg:width="2.33333in" svg:height="0.39931in" presentation:class="date-time" presentation:placeholder="false">
        <draw:text-box>
          <text:p text:style-name="a971" text:class-names="" text:cond-style-name=""><text:span text:style-name="a968" text:class-names=""><text:date text:fixed="false" style:data-style-name="a969"/></text:span><text:span text:style-name="a970" text:class-names=""/></text:p>
        </draw:text-box>
        <svg:title/>
        <svg:desc/>
      </draw:frame>
      <draw:frame draw:id="id125" presentation:style-name="a975" draw:name="Footer Placeholder 6" svg:x="3.41667in" svg:y="6.95139in" svg:width="3.16667in" svg:height="0.39931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26" presentation:style-name="a979" draw:name="Slide Number Placeholder 7" svg:x="7.16667in" svg:y="6.95139in" svg:width="2.33333in" svg:height="0.39931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/></text:span><text:span text:style-name="a977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81">
      <draw:frame draw:id="id127" presentation:style-name="a985" draw:name="Title 1" svg:x="0.5in" svg:y="0.30035in" svg:width="9in" svg:height="1.25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128" presentation:style-name="a1002" draw:name="Content Placeholder 2" svg:x="0.5in" svg:y="1.75in" svg:width="4.41667in" svg:height="2.39063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Second level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Fifth level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19" draw:name="Content Placeholder 3" svg:x="0.5in" svg:y="4.30729in" svg:width="4.41667in" svg:height="2.39236in" presentation:class="object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36" draw:name="Text Placeholder 4" svg:x="5.08333in" svg:y="1.75in" svg:width="4.41667in" svg:height="4.9496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  <text:list text:style-name="a1025">
            <text:list-item>
              <text:list text:style-name="a1025">
                <text:list-item>
                  <text:p text:style-name="a1024" text:class-names="" text:cond-style-name=""><text:span text:style-name="a1023" text:class-names="">Second level</text:span></text:p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p text:style-name="a1027" text:class-names="" text:cond-style-name=""><text:span text:style-name="a10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p text:style-name="a1030" text:class-names="" text:cond-style-name=""><text:span text:style-name="a10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list text:style-name="a1035">
                            <text:list-item>
                              <text:p text:style-name="a1034" text:class-names="" text:cond-style-name=""><text:span text:style-name="a1032" text:class-names="">Fifth level</text:span><text:span text:style-name="a10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41" draw:name="Date Placeholder 5" svg:x="0.5in" svg:y="6.95139in" svg:width="2.3333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32" presentation:style-name="a1044" draw:name="Footer Placeholder 6" svg:x="3.41667in" svg:y="6.95139in" svg:width="3.16667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3" presentation:style-name="a1048" draw:name="Slide Number Placeholder 7" svg:x="7.16667in" svg:y="6.95139in" svg:width="2.3333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50">
      <draw:frame draw:id="id134" presentation:style-name="a1054" draw:name="Title 1" svg:x="0.5in" svg:y="0.30035in" svg:width="9in" svg:height="1.25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35" presentation:style-name="a1071" draw:name="Content Placeholder 2" svg:x="0.5in" svg:y="1.75in" svg:width="4.41667in" svg:height="2.39063in" presentation:class="object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ifth level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88" draw:name="Content Placeholder 3" svg:x="5.08333in" svg:y="1.75in" svg:width="4.41667in" svg:height="2.39063in" presentation:class="object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105" draw:name="Text Placeholder 4" svg:x="0.5in" svg:y="4.30729in" svg:width="9in" svg:height="2.39236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>Click to edit Master text styles</text:span></text:p>
            </text:list-item>
          </text:list>
          <text:list text:style-name="a1094">
            <text:list-item>
              <text:list text:style-name="a1094">
                <text:list-item>
                  <text:p text:style-name="a1093" text:class-names="" text:cond-style-name=""><text:span text:style-name="a1092" text:class-names="">Second level</text:span></text:p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p text:style-name="a1096" text:class-names="" text:cond-style-name=""><text:span text:style-name="a10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p text:style-name="a1099" text:class-names="" text:cond-style-name=""><text:span text:style-name="a10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1" text:class-names="">Fifth level</text:span><text:span text:style-name="a1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110" draw:name="Date Placeholder 5" svg:x="0.5in" svg:y="6.95139in" svg:width="2.33333in" svg:height="0.39931in" presentation:class="date-time" presentation:placeholder="false">
        <draw:text-box>
          <text:p text:style-name="a1109" text:class-names="" text:cond-style-name=""><text:span text:style-name="a1106" text:class-names=""><text:date text:fixed="false" style:data-style-name="a1107"/></text:span><text:span text:style-name="a1108" text:class-names=""/></text:p>
        </draw:text-box>
        <svg:title/>
        <svg:desc/>
      </draw:frame>
      <draw:frame draw:id="id139" presentation:style-name="a1113" draw:name="Footer Placeholder 6" svg:x="3.41667in" svg:y="6.95139in" svg:width="3.16667in" svg:height="0.39931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40" presentation:style-name="a1117" draw:name="Slide Number Placeholder 7" svg:x="7.16667in" svg:y="6.95139in" svg:width="2.33333in" svg:height="0.39931in" presentation:class="page-number" presentation:placeholder="false">
        <draw:text-box>
          <text:p text:style-name="a1116" text:class-names="" text:cond-style-name=""><text:span text:style-name="a1114" text:class-names=""><text:page-number style:num-format="1" text:fixed="false"/></text:span><text:span text:style-name="a1115" text:class-names=""/></text:p>
        </draw:text-box>
        <svg:title/>
        <svg:desc/>
      </draw:frame>
    </style:master-page>
    <style:master-page style:name="Master1-Layout24-tbl-Title-and-Table" style:page-layout-name="pageLayout1" draw:style-name="a1119">
      <draw:frame draw:id="id141" presentation:style-name="a1123" draw:name="Title 1" svg:x="0.5in" svg:y="0.30035in" svg:width="9in" svg:height="1.25in" presentation:class="title" presentation:placeholder="false">
        <draw:text-box>
          <text:p text:style-name="a1122" text:class-names="" text:cond-style-name=""><text:span text:style-name="a1120" text:class-names="">Click to edit Master title style</text:span><text:span text:style-name="a1121" text:class-names=""/></text:p>
        </draw:text-box>
        <svg:title/>
        <svg:desc/>
      </draw:frame>
      <draw:frame draw:id="id142" presentation:style-name="a1127" draw:name="Table Placeholder 2" svg:x="0.5in" svg:y="1.75in" svg:width="9in" svg:height="4.94965in" presentation:class="tabl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/></text:p>
            </text:list-item>
          </text:list>
        </draw:text-box>
        <svg:title/>
        <svg:desc/>
      </draw:frame>
      <draw:frame draw:id="id143" presentation:style-name="a1132" draw:name="Date Placeholder 3" svg:x="0.5in" svg:y="6.95139in" svg:width="2.33333in" svg:height="0.39931in" presentation:class="date-time" presentation:placeholder="false">
        <draw:text-box>
          <text:p text:style-name="a1131" text:class-names="" text:cond-style-name=""><text:span text:style-name="a1128" text:class-names=""><text:date text:fixed="false" style:data-style-name="a1129"/></text:span><text:span text:style-name="a1130" text:class-names=""/></text:p>
        </draw:text-box>
        <svg:title/>
        <svg:desc/>
      </draw:frame>
      <draw:frame draw:id="id144" presentation:style-name="a1135" draw:name="Footer Placeholder 4" svg:x="3.41667in" svg:y="6.95139in" svg:width="3.16667in" svg:height="0.39931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45" presentation:style-name="a1139" draw:name="Slide Number Placeholder 5" svg:x="7.16667in" svg:y="6.95139in" svg:width="2.33333in" svg:height="0.39931in" presentation:class="page-number" presentation:placeholder="false">
        <draw:text-box>
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Charlie</meta:initial-creator>
    <dc:creator>Charlie</dc:creator>
    <meta:creation-date>2015-10-17T19:48:59Z</meta:creation-date>
    <dc:date>2015-10-17T19:49:50Z</dc:date>
    <meta:editing-cycles>1</meta:editing-cycles>
    <meta:editing-duration>PT0S</meta:editing-duration>
    <meta:document-statistic meta:paragraph-count="38" meta:word-count="60"/>
  </office:meta>
</office:document-meta>
</file>